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S Mincho" svg:font-family="'MS Mincho', ‡l‡rŒ¾™©" style:font-family-generic="swiss"/>
    <style:font-face style:name="MS PMincho1"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writing-mode="lr-tb"/>
      <style:text-properties fo:font-variant="normal" fo:text-transform="none" style:use-window-font-color="true" style:font-name="Times New Roman"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fo:padding="0.074cm" fo:border-left="none" fo:border-right="none" fo:border-top="none" fo:border-bottom="0.002cm solid #000000" style:writing-mode="lr-tb" style:join-border="false"/>
      <style:text-properties style:use-window-font-color="true" style:font-name="Times New Roman" fo:font-size="12pt" style:font-size-asian="12pt" style:font-size-complex="12pt"/>
    </style:style>
    <style:style style:name="P3" style:family="paragraph" style:parent-style-name="Standard">
      <style:paragraph-properties style:writing-mode="lr-tb"/>
      <style:text-properties style:use-window-font-color="true" style:font-name="Times New Roman" fo:font-size="12pt" style:font-size-asian="12pt" style:font-size-complex="12pt"/>
    </style:style>
    <style:style style:name="P4" style:family="paragraph" style:parent-style-name="Standard">
      <style:paragraph-properties style:writing-mode="lr-tb"/>
      <style:text-properties style:use-window-font-color="true" style:font-name="Times New Roman" fo:font-size="12pt" style:font-size-asian="12pt" style:language-asian="ja" style:country-asian="JP" style:font-size-complex="12pt"/>
    </style:style>
    <style:style style:name="P5" style:family="paragraph" style:parent-style-name="Standard">
      <style:paragraph-properties style:writing-mode="lr-tb"/>
      <style:text-properties style:use-window-font-color="true" style:font-name="Times New Roman" fo:font-size="12pt" fo:font-weight="bold" style:font-size-asian="12pt" style:font-weight-asian="bold" style:font-size-complex="12pt" style:font-weight-complex="bold"/>
    </style:style>
    <style:style style:name="P6" style:family="paragraph" style:parent-style-name="Standard">
      <style:paragraph-properties style:writing-mode="lr-tb"/>
      <style:text-properties style:use-window-font-color="true" style:font-name="Times New Roman"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Times New Roman" fo:font-size="12pt" style:font-size-asian="12pt" style:font-size-complex="12pt"/>
    </style:style>
    <style:style style:name="P8" style:family="paragraph" style:parent-style-name="Standard">
      <style:paragraph-properties fo:padding="0.074cm" fo:border-left="none" fo:border-right="none" fo:border-top="none" fo:border-bottom="0.002cm solid #000000" style:writing-mode="lr-tb" style:join-border="false"/>
      <style:text-properties style:use-window-font-color="true" style:font-name="Times New Roman" fo:font-size="12pt" style:font-size-asian="12pt" style:font-size-complex="12pt"/>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style:writing-mode="lr-tb"/>
      <style:text-properties fo:font-variant="normal" fo:text-transform="none" style:use-window-font-color="true" style:font-name="MS Mincho" fo:font-size="12pt" fo:letter-spacing="normal" fo:font-style="normal" fo:font-weight="normal" style:font-name-asian="MS PMincho1" style:font-size-asian="12pt" style:language-asian="ja" style:country-asian="JP" style:font-name-complex="MS Mincho" style:font-size-complex="12pt"/>
    </style:style>
    <style:style style:name="P10" style:family="paragraph" style:parent-style-name="Text_20_body">
      <style:paragraph-properties fo:margin-left="0cm" fo:margin-right="0cm" fo:margin-top="0cm" fo:margin-bottom="0.212cm" fo:text-align="start" style:justify-single-word="false" fo:orphans="2" fo:widows="2" fo:text-indent="0cm" style:auto-text-indent="false" style:writing-mode="lr-tb"/>
    </style:style>
    <style:style style:name="P11" style:family="paragraph" style:parent-style-name="Standard">
      <style:paragraph-properties style:writing-mode="lr-tb"/>
      <style:text-properties fo:font-variant="normal" fo:text-transform="none" style:use-window-font-color="true" style:font-name="Times New Roman" fo:font-size="12pt" fo:letter-spacing="normal" fo:font-style="normal" fo:font-weight="normal" style:font-size-asian="12pt" style:font-size-complex="12pt"/>
    </style:style>
    <style:style style:name="P12" style:family="paragraph" style:parent-style-name="Standard">
      <style:paragraph-properties style:writing-mode="lr-tb"/>
      <style:text-properties style:use-window-font-color="true" style:font-name="Times New Roman" fo:font-size="12pt" style:font-size-asian="12pt" style:language-asian="ja" style:country-asian="JP" style:font-size-complex="12pt"/>
    </style:style>
    <style:style style:name="P13" style:family="paragraph" style:parent-style-name="Standard">
      <style:paragraph-properties style:writing-mode="lr-tb"/>
      <style:text-properties style:use-window-font-color="true" style:font-name="Times New Roman" fo:font-size="12pt" style:font-size-asian="12pt" style:language-asian="zh" style:country-asian="CN" style:font-size-complex="12pt"/>
    </style:style>
    <style:style style:name="P14" style:family="paragraph" style:parent-style-name="Standard">
      <style:paragraph-properties style:writing-mode="lr-tb"/>
      <style:text-properties style:use-window-font-color="true" style:font-name="Times New Roman" fo:font-size="12pt" fo:font-style="normal" style:font-size-asian="12pt" style:font-style-asian="normal" style:font-size-complex="12pt" style:font-style-complex="normal"/>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font-name="MS Mincho" fo:letter-spacing="normal" fo:font-style="normal" fo:font-weight="normal" style:font-name-asian="MS Mincho" style:font-name-complex="MS Mincho"/>
    </style:style>
    <style:style style:name="T3"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4" style:family="text">
      <style:text-properties fo:font-style="italic" style:font-style-asian="italic" style:font-style-complex="italic"/>
    </style:style>
    <style:style style:name="T5" style:family="text">
      <style:text-properties style:language-asian="ja" style:country-asian="JP"/>
    </style:style>
    <style:style style:name="T6" style:family="text">
      <style:text-properties fo:font-style="normal" style:font-style-asian="normal" style:font-style-complex="normal"/>
    </style:style>
    <style:style style:name="T7" style:family="text">
      <style:text-properties style:language-asian="zh" style:country-asian="CN"/>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La « voie des divinités », c'est l'homme maître de l'univers qui manifeste en pleine lumière les vertus de sagesse, bienveillance et courage, s'adapte aux circonstances, sait répondre aux attentes des hommes et aux mutations, et gouverne l'empire (Kumazawa Banzan, Discussions sur la Grande Étude, </text:span><text:span text:style-name="Emphasis"><text:span text:style-name="T3">Daigaku wakumon</text:span></text:span><text:span text:style-name="T3">, 1688)</text:span></text:p>
      <text:p text:style-name="P9">「天下の主たる人、智・仁・勇の徳を明かにして、時・処・位に叶ひ、人情・事変に応じて天下を治給ふ徳行は、神道となり。」</text:p>
      <text:p text:style-name="P1">Votre dissertation devra s'attacher à construire une problématique (=quelles questions la citation permet-elle de poser) pour ensuite y apporter des éléments de réponse à partir de vos connaissances.</text:p>
      <text:p text:style-name="P1">Chaque terme de la citation (ainsi que le nom de l'auteur, le titre de l'ouvrage, et l'année de la publication) peut vous aider à dégager une problématique.</text:p>
      <text:p text:style-name="P1">Vous n'êtes pas obligés d'adopter un plan thèse/anti-thèse/synthèse. si vous dégagez plusieurs sous-questions vous pouvez répondre à chacune dans une partie distincte.</text:p>
      <text:p text:style-name="P2"/>
      <text:p text:style-name="P7"/>
      <text:p text:style-name="P7">Kumazawa Banzan : € famille de samurai appauvrie</text:p>
      <text:p text:style-name="P7">- Pour l'égalitarisme et la nécessité d'adapter les enseignements confucianistes aux spécificités du Japon (comportement pragmatique)</text:p>
      <text:p text:style-name="P7">- Volonté de réformer société et gouvernement, en rapprochant paysans et guerriers</text:p>
      <text:p text:style-name="P7">- Plus sur la pratique que la théorie</text:p>
      <text:p text:style-name="P7"/>
      <text:p text:style-name="P3"><text:span text:style-name="T4">Daigaku wakumon</text:span> (大学或問) : </text:p>
      <text:p text:style-name="P3">Discussion sur la Grande Etude, classique confucéen, puis réintroduit dans la Chine des Song par Zhu Xi, et classé à la tête des « Quatre Livres » par lui-même</text:p>
      <text:p text:style-name="P3">Composé de questions/réponses :</text:p>
      <text:p text:style-name="P3">→ Parle du danger de l'époque et apporte des solutions pratiques + manière correcte de gouverner</text:p>
      <text:p text:style-name="P3">→ Idées qui ne plaisent pas au gouvernement de l'époque et apparition publique du livre en 1788</text:p>
      <text:p text:style-name="P8"/>
      <text:p text:style-name="P11"/>
      <text:p text:style-name="P3"><text:span text:style-name="T1">Voie des divinités=</text:span>shintō, <text:span text:style-name="T8">mais lequel ? </text:span></text:p>
      <text:p text:style-name="P3">Homme maître de l'univers=Empereur</text:p>
      <text:p text:style-name="P3"><text:tab/>Gouverne avec sagesse (<text:span text:style-name="T7">智)</text:span>, bienveillance (<text:span text:style-name="T7">仁)</text:span> et courage (<text:span text:style-name="T7">勇)</text:span></text:p>
      <text:p text:style-name="P3"><text:tab/>S'adapte aux situations, aux demandes et aux changements==pragmatisme++</text:p>
      <text:p text:style-name="P3">→ conseil politique</text:p>
      <text:p text:style-name="P3"/>
      <text:p text:style-name="P5">Qu'est-ce qui fait la singularité des pensées de Banzan ? </text:p>
      <text:p text:style-name="P5"/>
      <text:p text:style-name="P5">I. Origine des pensées de Banzan et de la « voie des divinités »</text:p>
      <text:p text:style-name="P5">II. Politique et originalité (pragmatisme et adaptation dans le cas spécifique du Japon)</text:p>
      <text:p text:style-name="P3"/>
      <text:p text:style-name="P3"/>
      <text:p text:style-name="P5">I. Origine des pensées de Banzan et de la « voie des divinités »</text:p>
      <text:p text:style-name="P3">Intégration de plusieurs pensées et pratiques conf/néoconf : à quelle école appartient la pensée de Banzan ? Quel shinto ?</text:p>
      <text:p text:style-name="P5">A. Confucianisme ?</text:p>
      <text:p text:style-name="P3">*Vertu :</text:p>
      <text:p text:style-name="P3">Principale vertu=bienveillance (<text:span text:style-name="T2">仁</text:span>), +3 autres=sagesse (<text:span text:style-name="T2">智</text:span>), devoir/justesse (義) et étiquette (礼)</text:p>
      <text:p text:style-name="P3">+ loue le courage</text:p>
      <text:p text:style-name="P5"/>
      <text:p text:style-name="P3">*Politique :</text:p>
      <text:p text:style-name="P3"><text:soft-page-break/>Promulgue la voie royale (<text:span text:style-name="T5">「王道」) et la manière de gouverner en raliant vertu et bienveillance !=「覇道」, gouverner avec force et pouvoir</text:span></text:p>
      <text:p text:style-name="P3">Politique « saint à l'intérieur, roi à l'extérieur » (内圣外王)=avoir la vertu d'un saint en son intérieur (on peut invoquer bienveillance et sagesse), et appliquer une politique de roi (on pourrait faire référence au courage) → liaison de l'idéal politique et de la personnalité idéale</text:p>
      <text:p text:style-name="P3"/>
      <text:p text:style-name="P3">→ une « voie des divinités » totalement ind du conf n'est pas très réaliste à concevoir</text:p>
      <text:p text:style-name="P3">Mais Confucius n'intègre pas dans ses pensées la nécessité d'adapter les théories en fonction des circonstances, il compte sur le caractère universel de la voie et des choses, ce qui n'est pas le cas de la voie que promulgue Banzan</text:p>
      <text:p text:style-name="P3"/>
      <text:p text:style-name="P3"/>
      <text:p text:style-name="P5">B. Néoconfucianisme avec Zhu Xi <text:span text:style-name="T5">(théorie&gt;&gt;&gt;) et Wang Yangming (pratique&gt;&gt;&gt;) ? </text:span></text:p>
      <text:p text:style-name="P3">Deux grands courants de pensée qui ont influencé le Japon : celui de Zhu Xi et Wang Yangming</text:p>
      <text:p text:style-name="P3"/>
      <text:p text:style-name="P3">Zhu Xi (conf de la période des Song) : qu'en arrivant au stade de personne vertueuse et bienveillante (仁者) qu'on appréhende la voie → même idée théorique que Banzan</text:p>
      <text:p text:style-name="P3">Sauf que : Zhu Xi accorde plus d'importance aux conn qu'à la pratique et pense qu'il faut d'abord connaître avant de pratiquer (先知后行)</text:p>
      <text:p text:style-name="P3"/>
      <text:p text:style-name="P3">Or Wang Yangming insiste sur le fait <text:span text:style-name="T5">qu'il faut connaître, mais qu'il faut encore plus pratiquer : les connaissances sont là pour être mises en pratique et la pratique doit s'accompagner de réflexion==fusion de théorie et de pratique (知行合一) → on ne peut pas prétendre vraiment connaître sans avoir exercer, =+ ce que préconise Banzan car le souverain doit « répondre aux attentes des hommes et aux mutations » en gouvernant, or les mutations arrivent rapidement donc il serait trop tard d'appréhender entièrement les changements avant d'agir</text:span></text:p>
      <text:p text:style-name="P3">+ référence au cœur et à son extériorisation, qui n'est donc pas totalement immobile et paisible<text:span text:style-name="T7">==l</text:span>ois du cœur (<text:span text:style-name="T5">心法, lois morales fondamentales)</text:span></text:p>
      <text:p text:style-name="P4">Pour Banzan : cœur essentiellement sans désir (無欲) et sans conscience/égoïsme (無我)</text:p>
      <text:p text:style-name="P4"/>
      <text:p text:style-name="P4">Cependant pas de pragmatisme dans les deux courants de pensée non plus → compte aussi sur le caractère universel des choses, même en politique et pour gouverner le monde : donc pour la même raison que dans la partie précédente, la voie de Banzan n'appartient pas complètement à ces 2 écoles</text:p>
      <text:p text:style-name="P4">→ Ce sont juste des « pensées d'élite » (「一流の学」), qui ne cherche pas à gouverner le peuple et le monde, pour Banzan</text:p>
      <text:p text:style-name="P4"/>
      <text:p text:style-name="P3"/>
      <text:p text:style-name="P5">C. Autres ? Boudd ? Tao ?</text:p>
      <text:p text:style-name="P3">Eloignement du boudd et tao : « Il aime à poser des questions, il écoute les conseils, reste ouvert aux critiques, et réfléchit aux effets, bons ou mauvais, de sa politique » (autre extrait du <text:span text:style-name="T4">Daigaku Wakumon</text:span>)==« sagesse »+« s'adapte aux circonstances », écoute et « sait répondre aux attentes des hommes et aux mutations, et gouverne l'empire » → ce qui n'est pas le cas dans boudd ou tao, qui n'ont pas de caractère politique</text:p>
      <text:p text:style-name="P3"/>
      <text:p text:style-name="P3"/>
      <text:p text:style-name="P5">II. Politique et originalité (pragmatisme et adaptation dans le cas spécifique du Japon)</text:p>
      <text:p text:style-name="P3">Banzan ne met pas plus en avant un courant venu du continent qu'un autre</text:p>
      <text:p text:style-name="P3"/>
      <text:p text:style-name="P5">A. La « grande voie », adaptée aux spéc jap</text:p>
      <text:p text:style-name="P3">Promulgation de la « grande voie » (<text:span text:style-name="T5">大道==shinto de Banzan, 「天地の神道」</text:span>) :</text:p>
      <text:p text:style-name="P3"><text:soft-page-break/>→ Voie qui unifie les lois du cœur (<text:span text:style-name="T5">Wang Yangming</text:span>) et la politique, en plus de s'inspirer du confucianisme → tous les 3 indispensables pour la voie de Banzan</text:p>
      <text:p text:style-name="P3"/>
      <text:p text:style-name="P3">Nouveau shinto est pragmatique et adapte aussi pensées chin aux spécificités jap :</text:p>
      <text:p text:style-name="P3">→ Fusion de 「<text:span text:style-name="T5">仁政」 et 「徳治」, donc un shinto qui possède un caractère gouvernemental, et fondé sur le </text:span><text:span text:style-name="T7">理==gouverne intelligemment, selon circonstances (</text:span><text:span text:style-name="T5">時処位, temps, lieu et position</text:span><text:span text:style-name="T7">), donc en fonction des rapports humain (</text:span><text:span text:style-name="T5">人情</text:span><text:span text:style-name="T7">) et incidents/mutations</text:span><text:span text:style-name="T5"> (事変)</text:span><text:span text:style-name="T7"> → et pas que chercher à recopier le modèle chinois antique qui n'est plus adapté au Japon du XVIIe s.</text:span></text:p>
      <text:p text:style-name="P3"/>
      <text:p text:style-name="P3"/>
      <text:p text:style-name="P5">B. Politique et mise en avant du <text:span text:style-name="T4">jinsei</text:span></text:p>
      <text:p text:style-name="P3">Régime idéal : <text:span text:style-name="T4">jinsei </text:span><text:span text:style-name="T6">(仁政, penser au peuple et gouverner avec bienveillance), s'inspirant énormément du conf/néoconf, mais aussi légèrement différent de ce dernier → car vertu unique du gouverneur ne suffit pas pour régner justement + « connaissance du bien chez les autres »=gouverner avec sagesse et bienveillance → lui permettra de s'entourer de personnes compétentes</text:span></text:p>
      <text:p text:style-name="P6">→ notions de « bienveillance » et d'humanité dans le règne, préconisées par confucianisme</text:p>
      <text:p text:style-name="P6">Attention, être humain mais pas forcément dans le sens de la morale : l'histoire le montre, avec des gouverneurs débauches mais exemplaires dans leur manière de régner → actes&gt;intentions</text:p>
      <text:p text:style-name="P6">Intégration du conf, mais enseignements conf pas absolus, puisque les comportements pratiques (contraire à théorique) du gouverneur plus importants</text:p>
      <text:p text:style-name="P3"/>
      <text:p text:style-name="P13"/>
      <text:p text:style-name="P3">→ Originalité de Banzan=prise de conscience de la nécessité d'être pragmatique, et pas que s'accrocher à l'histoire et au passé (==trace de la voie royale,!=voie royale en elle-même), même s'il accorde bcp d'imp à la piété filiale dans le sys féodal et qu'il s'inspire bcp du confucianisme au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S Mincho" svg:font-family="'MS Mincho', ‡l‡rŒ¾™©" style:font-family-generic="swiss"/>
    <style:font-face style:name="MS PMincho1"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MS PMincho"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MS Mincho" fo:font-size="12pt" style:font-name-asian="MS Mincho" style:font-size-asian="12pt" style:font-name-complex="MS Mincho" style:font-size-complex="12pt"/>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5T19:08:41.80</meta:creation-date>
    <dc:date>2021-03-15T13:42:14.93</dc:date>
    <meta:editing-duration>P1DT19H55M27S</meta:editing-duration>
    <meta:editing-cycles>178</meta:editing-cycles>
    <meta:generator>OpenOffice/4.1.7$Win32 OpenOffice.org_project/417m1$Build-9800</meta:generator>
    <meta:document-statistic meta:table-count="0" meta:image-count="0" meta:object-count="0" meta:page-count="3" meta:paragraph-count="57" meta:word-count="1319" meta:character-count="7187"/>
  </office:meta>
</office:document-meta>
</file>